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4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5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7" table:default-cell-style-name="ce1"/>
        <table:table-row table:style-name="ro1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10.1">
            <text:p>10.1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number-columns-repeated="2" table:content-validation-name="val6"/>
          <table:table-cell table:formula="of:=+[.L2]/[.K2]" office:value-type="percentage" office:value="0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6.2">
            <text:p>136.2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number-columns-repeated="2" table:content-validation-name="val7"/>
          <table:table-cell table:formula="of:=+[.L3]/[.K3]" office:value-type="percentage" office:value="0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number-columns-repeated="2" table:content-validation-name="val7"/>
          <table:table-cell table:formula="of:=+[.L4]/[.K4]" office:value-type="percentage" office:value="0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6">
            <text:p>136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number-columns-repeated="2" table:content-validation-name="val7"/>
          <table:table-cell table:formula="of:=+[.L5]/[.K5]" office:value-type="percentage" office:value="0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40.8">
            <text:p>140.8</text:p>
          </table:table-cell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 table:content-validation-name="val7"/>
          <table:table-cell table:formula="of:=+[.L6]/[.K6]" office:value-type="percentage" office:value="0">
            <text:p>#DIV/0!</text:p>
          </table:table-cell>
          <table:table-cell table:number-columns-repeated="1011"/>
        </table:table-row>
        <table:table-row table:style-name="ro3" table:number-rows-repeated="7">
          <table:table-cell table:number-columns-repeated="7"/>
          <table:table-cell table:content-validation-name="val4"/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39:36.58</dc:date>
    <dc:creator>Lawrence Perepolkin</dc:creator>
    <meta:editing-duration>PT9H44M26S</meta:editing-duration>
    <meta:editing-cycles>41</meta:editing-cycles>
    <meta:generator>OpenOffice/4.1.12$Win32 OpenOffice.org_project/4112m1$Build-9809</meta:generator>
    <meta:document-statistic meta:table-count="3" meta:cell-count="137" meta:object-count="0"/>
  </office:meta>
</office:document-meta>
</file>